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dc7b" officeooo:paragraph-rsid="001adc7b"/>
    </style:style>
    <style:style style:name="P2" style:family="paragraph" style:parent-style-name="Standard">
      <style:text-properties officeooo:rsid="001b2022" officeooo:paragraph-rsid="001b2022"/>
    </style:style>
    <style:style style:name="P3" style:family="paragraph" style:parent-style-name="Standard">
      <style:text-properties officeooo:rsid="001df9c5" officeooo:paragraph-rsid="001df9c5"/>
    </style:style>
    <style:style style:name="P4" style:family="paragraph" style:parent-style-name="Standard" style:list-style-name="L1">
      <style:text-properties officeooo:rsid="002067e8" officeooo:paragraph-rsid="002067e8"/>
    </style:style>
    <style:style style:name="P5" style:family="paragraph" style:parent-style-name="Standard" style:list-style-name="L1">
      <style:text-properties officeooo:rsid="00225d6d" officeooo:paragraph-rsid="00225d6d"/>
    </style:style>
    <style:style style:name="P6" style:family="paragraph" style:parent-style-name="Standard" style:list-style-name="L2">
      <style:text-properties officeooo:rsid="001b2022" officeooo:paragraph-rsid="001b2022"/>
    </style:style>
    <style:style style:name="P7" style:family="paragraph" style:parent-style-name="Standard" style:list-style-name="L2">
      <style:text-properties officeooo:rsid="001adc7b" officeooo:paragraph-rsid="001adc7b"/>
    </style:style>
    <style:style style:name="P8" style:family="paragraph" style:parent-style-name="Standard" style:list-style-name="L2">
      <loext:graphic-properties draw:fill="solid" draw:fill-color="#ffffff"/>
      <style:paragraph-properties fo:background-color="#ffffff" fo:padding="0cm" fo:border="none" style:shadow="none"/>
    </style:style>
    <style:style style:name="T1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080808" loext:opacity="100%" style:font-name="JetBrains Mono" fo:font-size="10pt" fo:font-style="italic" fo:font-weight="normal" style:font-size-asian="10pt" style:font-style-asian="italic" style:font-weight-asian="normal"/>
    </style:style>
    <style:style style:name="T4" style:family="text">
      <style:text-properties officeooo:rsid="001b6d29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Ertelenen işler-iyileştirmeler</text:p>
      <text:p text:style-name="P1"/>
      <text:list xml:id="list2149805659" text:style-name="L2">
        <text:list-item>
          <text:p text:style-name="P8"><text:span text:style-name="T1">LocalDate today </text:span><text:span text:style-name="T2">= </text:span><text:span text:style-name="T1">LocalDate</text:span><text:span text:style-name="T2">.</text:span><text:span text:style-name="T3">now</text:span><text:span text:style-name="T2">();</text:span></text:p>
        </text:list-item>
        <text:list-item>
          <text:p text:style-name="P7">aslında yerel formatta yazmıyor</text:p>
        </text:list-item>
        <text:list-item>
          <text:p text:style-name="P6">denememetin.txt <text:span text:style-name="T4">eski hali,uzanti</text:span></text:p>
        </text:list-item>
        <text:list-item>
          <text:p text:style-name="P6"/>
        </text:list-item>
        <text:list-item>
          <text:p text:style-name="P6"/>
        </text:list-item>
        <text:list-item>
          <text:p text:style-name="P6">---------</text:p>
        </text:list-item>
      </text:list>
      <text:p text:style-name="P3">uye değişkenleri ileride get set , kurucu metod a alalaım</text:p>
      <text:p text:style-name="P3"/>
      <text:list xml:id="list2866325051" text:style-name="L1">
        <text:list-item>
          <text:p text:style-name="P4">interfaceler için açtığım klasör ismi Interface . İyi mi ytaptım? </text:p>
        </text:list-item>
        <text:list-item>
          <text:p text:style-name="P5">Miras yardımıyla impoert kelimesi kullanımı azaltıla bilir mi?</text:p>
        </text:list-item>
        <text:list-item>
          <text:p text:style-name="P5"/>
        </text:list-item>
      </text:list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10:26:08.093358222</meta:creation-date>
    <dc:date>2024-03-21T09:22:25.094547590</dc:date>
    <meta:editing-duration>PT24M7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11" meta:word-count="51" meta:character-count="339" meta:non-whitespace-character-count="304"/>
  </office:meta>
</office:document-meta>
</file>